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table-column table:style-name="co1" table:number-columns-repeated="2" table:default-cell-style-name="Default"/>
        <table:table-row table:style-name="ro1">
          <table:table-cell table:formula="of:=RAND()" office:value-type="float" office:value="0.40220047404177" calcext:value-type="float">
            <text:p>0.40220047404177</text:p>
          </table:table-cell>
          <table:table-cell table:formula="of:=RAND()" office:value-type="float" office:value="0.969656695501801" calcext:value-type="float">
            <text:p>0.969656695501801</text:p>
          </table:table-cell>
        </table:table-row>
        <table:table-row table:style-name="ro1">
          <table:table-cell table:formula="of:=RAND()" office:value-type="float" office:value="0.435835868526619" calcext:value-type="float">
            <text:p>0.435835868526619</text:p>
          </table:table-cell>
          <table:table-cell table:formula="of:=RAND()" office:value-type="float" office:value="0.029486788964938" calcext:value-type="float">
            <text:p>0.029486788964938</text:p>
          </table:table-cell>
        </table:table-row>
        <table:table-row table:style-name="ro1">
          <table:table-cell table:formula="of:=RAND()" office:value-type="float" office:value="0.264679676326787" calcext:value-type="float">
            <text:p>0.264679676326787</text:p>
          </table:table-cell>
          <table:table-cell table:formula="of:=RAND()" office:value-type="float" office:value="0.526640649734063" calcext:value-type="float">
            <text:p>0.526640649734063</text:p>
          </table:table-cell>
        </table:table-row>
        <table:table-row table:style-name="ro1">
          <table:table-cell table:formula="of:=RAND()" office:value-type="float" office:value="0.81172705925966" calcext:value-type="float">
            <text:p>0.81172705925966</text:p>
          </table:table-cell>
          <table:table-cell table:formula="of:=RAND()" office:value-type="float" office:value="0.316652842307855" calcext:value-type="float">
            <text:p>0.316652842307855</text:p>
          </table:table-cell>
        </table:table-row>
        <table:table-row table:style-name="ro1">
          <table:table-cell table:formula="of:=RAND()" office:value-type="float" office:value="0.00252685908891576" calcext:value-type="float">
            <text:p>0.00252685908891576</text:p>
          </table:table-cell>
          <table:table-cell table:formula="of:=RAND()" office:value-type="float" office:value="0.842282542658138" calcext:value-type="float">
            <text:p>0.842282542658138</text:p>
          </table:table-cell>
        </table:table-row>
        <table:table-row table:style-name="ro1">
          <table:table-cell table:formula="of:=RAND()" office:value-type="float" office:value="0.29071332153004" calcext:value-type="float">
            <text:p>0.29071332153004</text:p>
          </table:table-cell>
          <table:table-cell table:formula="of:=RAND()" office:value-type="float" office:value="0.658000947374884" calcext:value-type="float">
            <text:p>0.658000947374884</text:p>
          </table:table-cell>
        </table:table-row>
      </table:table>
      <table:table table:name="weights_init" table:style-name="ta1">
        <table:table-column table:style-name="co1" table:number-columns-repeated="3" table:default-cell-style-name="Default"/>
        <table:table-row table:style-name="ro1">
          <table:table-cell table:formula="of:=RAND()" office:value-type="float" office:value="0.636202658492596" calcext:value-type="float">
            <text:p>0.636202658492596</text:p>
          </table:table-cell>
          <table:table-cell table:formula="of:=RAND()" office:value-type="float" office:value="0.473378361722771" calcext:value-type="float">
            <text:p>0.473378361722771</text:p>
          </table:table-cell>
          <table:table-cell table:formula="of:=RAND()" office:value-type="float" office:value="0.136168499288817" calcext:value-type="float">
            <text:p>0.136168499288817</text:p>
          </table:table-cell>
        </table:table-row>
        <table:table-row table:style-name="ro1">
          <table:table-cell table:formula="of:=RAND()" office:value-type="float" office:value="0.689274940417863" calcext:value-type="float">
            <text:p>0.689274940417863</text:p>
          </table:table-cell>
          <table:table-cell table:formula="of:=RAND()" office:value-type="float" office:value="0.0621474503284852" calcext:value-type="float">
            <text:p>0.0621474503284852</text:p>
          </table:table-cell>
          <table:table-cell table:formula="of:=RAND()" office:value-type="float" office:value="0.528586022094919" calcext:value-type="float">
            <text:p>0.5285860220949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RAND()" office:value-type="float" office:value="0.959295866875927" calcext:value-type="float">
            <text:p>0.959295866875927</text:p>
          </table:table-cell>
          <table:table-cell table:formula="of:=RAND()" office:value-type="float" office:value="0.0380844261826295" calcext:value-type="float">
            <text:p>0.0380844261826295</text:p>
          </table:table-cell>
          <table:table-cell table:formula="of:=RAND()" office:value-type="float" office:value="0.119870129232956" calcext:value-type="float">
            <text:p>0.119870129232956</text:p>
          </table:table-cell>
        </table:table-row>
        <table:table-row table:style-name="ro1">
          <table:table-cell table:formula="of:=RAND()" office:value-type="float" office:value="0.645798007699272" calcext:value-type="float">
            <text:p>0.645798007699272</text:p>
          </table:table-cell>
          <table:table-cell table:formula="of:=RAND()" office:value-type="float" office:value="0.311871713023125" calcext:value-type="float">
            <text:p>0.311871713023125</text:p>
          </table:table-cell>
          <table:table-cell table:formula="of:=RAND()" office:value-type="float" office:value="0.377613549901888" calcext:value-type="float">
            <text:p>0.377613549901888</text:p>
          </table:table-cell>
        </table:table-row>
        <table:table-row table:style-name="ro1">
          <table:table-cell table:formula="of:=RAND()" office:value-type="float" office:value="0.670119494194269" calcext:value-type="float">
            <text:p>0.670119494194269</text:p>
          </table:table-cell>
          <table:table-cell table:formula="of:=RAND()" office:value-type="float" office:value="0.320905843714105" calcext:value-type="float">
            <text:p>0.320905843714105</text:p>
          </table:table-cell>
          <table:table-cell table:formula="of:=RAND()" office:value-type="float" office:value="0.192484720169507" calcext:value-type="float">
            <text:p>0.1924847201695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RAND()" office:value-type="float" office:value="0.911484144820307" calcext:value-type="float">
            <text:p>0.911484144820307</text:p>
          </table:table-cell>
          <table:table-cell table:formula="of:=RAND()" office:value-type="float" office:value="0.0195166140658058" calcext:value-type="float">
            <text:p>0.0195166140658058</text:p>
          </table:table-cell>
          <table:table-cell table:formula="of:=RAND()" office:value-type="float" office:value="0.311567674860534" calcext:value-type="float">
            <text:p>0.311567674860534</text:p>
          </table:table-cell>
        </table:table-row>
        <table:table-row table:style-name="ro1">
          <table:table-cell table:formula="of:=RAND()" office:value-type="float" office:value="0.462595643581446" calcext:value-type="float">
            <text:p>0.462595643581446</text:p>
          </table:table-cell>
          <table:table-cell table:formula="of:=RAND()" office:value-type="float" office:value="0.87080202772282" calcext:value-type="float">
            <text:p>0.87080202772282</text:p>
          </table:table-cell>
          <table:table-cell table:formula="of:=RAND()" office:value-type="float" office:value="0.51593412887377" calcext:value-type="float">
            <text:p>0.51593412887377</text:p>
          </table:table-cell>
        </table:table-row>
        <table:table-row table:style-name="ro1">
          <table:table-cell table:formula="of:=RAND()" office:value-type="float" office:value="0.66100884175825" calcext:value-type="float">
            <text:p>0.66100884175825</text:p>
          </table:table-cell>
          <table:table-cell table:formula="of:=RAND()" office:value-type="float" office:value="0.77083281587692" calcext:value-type="float">
            <text:p>0.77083281587692</text:p>
          </table:table-cell>
          <table:table-cell table:formula="of:=RAND()" office:value-type="float" office:value="0.835921444797294" calcext:value-type="float">
            <text:p>0.835921444797294</text:p>
          </table:table-cell>
        </table:table-row>
      </table:table>
      <table:table table:name="expected_param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7:00:46.025465223</meta:creation-date>
    <dc:date>2024-04-20T17:19:23.186531438</dc:date>
    <meta:editing-duration>PT7M38S</meta:editing-duration>
    <meta:editing-cycles>1</meta:editing-cycles>
    <meta:document-statistic meta:table-count="3" meta:cell-count="36" meta:object-count="0"/>
    <meta:generator>LibreOffice/24.2.2.2$Linux_X86_64 LibreOffice_project/420$Build-2</meta:generator>
  </office:meta>
</office:document-meta>
</file>